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e21" officeooo:paragraph-rsid="0010c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for branch work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kanth </meta:initial-creator>
    <meta:creation-date>2015-02-18T11:53:03.152998342</meta:creation-date>
    <dc:date>2015-02-18T11:53:33.929232749</dc:date>
    <dc:creator>srikanth </dc:creator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4.2.7.2$Linux_X86_64 LibreOffice_project/420m0$Build-2</meta:generator>
  </office:meta>
</office:document-meta>
</file>